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708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5.1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 style:list-style-name="L1">
      <style:paragraph-properties fo:padding="0in" fo:border="none"/>
    </style:style>
    <style:style style:name="P9" style:family="paragraph" style:parent-style-name="Table_20_Contents">
      <style:paragraph-properties fo:padding="0.0193in" fo:border="0.0138in solid #30363d"/>
    </style:style>
    <style:style style:name="P10" style:family="paragraph" style:parent-style-name="Table_20_Heading">
      <style:paragraph-properties fo:padding="0.0193in" fo:border="0.0138in solid #30363d"/>
    </style:style>
    <style:style style:name="P11" style:family="paragraph" style:parent-style-name="Table_20_Heading">
      <style:paragraph-properties fo:padding="0in" fo:border="none"/>
    </style:style>
    <style:style style:name="P12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Nautilus DevOps team needs to set up a new EC2 instance that can be accessed securely from their landing host (<text:span text:style-name="Source_20_Text">aws-client</text:span>). The instance should be of type <text:span text:style-name="Source_20_Text">t2.micro</text:span> and named <text:span text:style-name="Source_20_Text">xfusion-ec2</text:span>. A new SSH key should be created on the <text:span text:style-name="Source_20_Text">aws-client</text:span> host under the<text:span text:style-name="Source_20_Text">/root/.ssh/</text:span> folder, if it doesn't already exist. This key should then be added to the <text:span text:style-name="Source_20_Text">root</text:span> user's authorised keys on the EC2 instance, allowing passwordless SSH access from the <text:span text:style-name="Source_20_Text">aws-client</text:span> host.</text:p>
      <text:p text:style-name="Text_20_body"/>
      <text:p text:style-name="P7">Use below given <text:span text:style-name="T1">AWS Credentials:</text:span> (You can run the <text:span text:style-name="Source_20_Text">showcreds</text:span> command on <text:span text:style-name="Source_20_Text">aws-client</text:span> host to retrieve these credentials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<text:bookmark text:name="console_url"/>Console URL<text:bookmark text:name="https://806738496721.signin.aws.amazon.com/console?region=us-east-1"/></text:p>
            </table:table-cell>
            <table:table-cell table:style-name="Table1.A1" office:value-type="string">
              <text:p text:style-name="P11"><text:a xlink:type="simple" xlink:href="https://806738496721.signin.aws.amazon.com/console?region=us-east-1" office:target-frame-name="_blank" xlink:show="new" text:style-name="Internet_20_link" text:visited-style-name="Visited_20_Internet_20_Link">https://806738496721.signin.aws.amazon.com/console?region=us-east-1</text:a></text:p>
            </table:table-cell>
          </table:table-row>
        </table:table-header-rows>
        <table:table-row>
          <table:table-cell table:style-name="Table1.A1" office:value-type="string">
            <text:p text:style-name="P9">Username</text:p>
          </table:table-cell>
          <table:table-cell table:style-name="Table1.A1" office:value-type="string">
            <text:p text:style-name="P9">kk_labs_user_147405</text:p>
          </table:table-cell>
        </table:table-row>
        <table:table-row>
          <table:table-cell table:style-name="Table1.A1" office:value-type="string">
            <text:p text:style-name="P9">Password</text:p>
          </table:table-cell>
          <table:table-cell table:style-name="Table1.A1" office:value-type="string">
            <text:p text:style-name="P9">ADD!GUUfuTk7</text:p>
          </table:table-cell>
        </table:table-row>
        <table:table-row>
          <table:table-cell table:style-name="Table1.A1" office:value-type="string">
            <text:p text:style-name="P9">Start Time</text:p>
          </table:table-cell>
          <table:table-cell table:style-name="Table1.A1" office:value-type="string">
            <text:p text:style-name="P9">Thu Dec 25 14:01:13 UTC 2025</text:p>
          </table:table-cell>
        </table:table-row>
        <table:table-row>
          <table:table-cell table:style-name="Table1.A1" office:value-type="string">
            <text:p text:style-name="P9">End Time</text:p>
          </table:table-cell>
          <table:table-cell table:style-name="Table1.A1" office:value-type="string">
            <text:p text:style-name="P9">Thu Dec 25 15:01:13 UTC 2025</text:p>
          </table:table-cell>
        </table:table-row>
      </table:table>
      <text:p text:style-name="P7"><text:line-break/><text:span text:style-name="Source_20_Text">Notes:</text:span></text:p>
      <text:list xml:id="list4868162015273888050" text:style-name="L1">
        <text:list-item>
          <text:p text:style-name="P8">Create the resources only in <text:span text:style-name="Source_20_Text">us-east-1</text:span> region.</text:p>
        </text:list-item>
        <text:list-item>
          <text:p text:style-name="P8">To <text:span text:style-name="Source_20_Text">display</text:span> or <text:span text:style-name="Source_20_Text">hide</text:span> the terminal of the AWS client machine, you can use the expand toggle button as shown below:</text:p>
        </text:list-item>
      </text:list>
      <text:p text:style-name="Standard">Solutions:-</text:p>
      <text:h text:style-name="Heading_20_2" text:outline-level="2">Launch EC2 Instance</text:h>
      <text:list xml:id="list2570027260013575169" text:style-name="L2">
        <text:list-item>
          <text:p text:style-name="P1">Navigate to <text:span text:style-name="Strong_20_Emphasis">EC2 → Instances → Launch Instance</text:span>.</text:p>
        </text:list-item>
        <text:list-item>
          <text:p text:style-name="P1">Configure:</text:p>
          <text:list>
            <text:list-item>
              <text:p text:style-name="P1"><text:span text:style-name="Strong_20_Emphasis">Name</text:span>: <text:span text:style-name="Source_20_Text">xfusion-ec2</text:span></text:p>
            </text:list-item>
            <text:list-item>
              <text:p text:style-name="P1"><text:span text:style-name="Strong_20_Emphasis">Instance type</text:span>: <text:span text:style-name="Source_20_Text">t2.micro</text:span></text:p>
            </text:list-item>
            <text:list-item>
              <text:p text:style-name="P1"><text:span text:style-name="Strong_20_Emphasis">AMI</text:span>: Amazon Linux 2 (or Ubuntu, depending on your team’s preference).</text:p>
            </text:list-item>
            <text:list-item>
              <text:p text:style-name="P1"><text:span text:style-name="Strong_20_Emphasis">Key pair</text:span>: Select “Proceed without key pair” (since we’ll manually configure SSH keys).</text:p>
            </text:list-item>
            <text:list-item>
              <text:p text:style-name="P1"><text:span text:style-name="Strong_20_Emphasis">Network settings</text:span>: Allow inbound <text:span text:style-name="Strong_20_Emphasis">SSH (port 22)</text:span> from your landing host (<text:span text:style-name="Source_20_Text">aws-client</text:span>).</text:p>
            </text:list-item>
          </text:list>
        </text:list-item>
        <text:list-item>
          <text:p text:style-name="P1">Launch the instance.</text:p>
        </text:list-item>
      </text:list>
      <text:p text:style-name="Standard">Create SSH Key on aws-client </text:p>
      <text:p text:style-name="Standard"/>
      <text:p text:style-name="P12">cd /root/.ssh</text:p>
      <text:p text:style-name="Standard"/>
      <text:p text:style-name="P12">Generate key</text:p>
      <text:p text:style-name="P12"><text:s/>ssh-keygen</text:p>
      <text:p text:style-name="Standard"><text:soft-page-break/>copy id_rsa.pub to ec2 cd /root/.ssh </text:p>
      <text:p text:style-name="Standard"/>
      <text:p text:style-name="Standard">on ec2 vm .</text:p>
      <text:p text:style-name="Standard"/>
      <text:p text:style-name="P12">cd /root/.ssh</text:p>
      <text:p text:style-name="Standard">vi authorized_keys</text:p>
      <text:p text:style-name="Standard"/>
      <text:p text:style-name="Standard">Test Passwordless SSH <text:s/>from aws client console.</text:p>
      <text:p text:style-name="Standard"/>
      <text:p text:style-name="Standard">Today</text:p>
      <text:section text:style-name="Sect1" text:name="UeYgLXVfX6AXDSPEcAjFv-user-message">
        <text:p text:style-name="Standard">Configuring Secure SSH Access to an EC2 Instance. The Nautilus DevOps team needs to set up a new EC2 instance that can be accessed securely from their landing host (aws-client). The instance should be of type t2.micro and named xfusion-ec2. A new SSH key should be created on the aws-client host under the/root/.ssh/ folder, if it doesn't already exist. This key should then be added to the root user's authorised keys on the EC2 instance, allowing passwordless SSH access from the aws-client host. Use below given AWS Credentials: (You can run the showcreds command on aws-client host to retrieve these credentials) Console URL https://806738496721.signin.aws.amazon.com/console?region=us-east-1 Username kk_labs_user_147405 Password ADD!GUUfuTk7 Start Time Thu Dec 25 14:01:13 UTC 2025 End Time Thu Dec 25 15:01:13 UTC 2025 Notes: Create the resources only in us-east-1 region. To display or hide the terminal of the AWS client machine, you can use the expand toggle button as shown below:</text:p>
      </text:section>
      <text:section text:style-name="Sect1" text:name="PsbmbLLvja52nCB1ammFM-content-0">
        <text:p text:style-name="Text_20_body">Got it — let’s walk through this step by step so you can configure secure SSH access to your EC2 instance from the <text:span text:style-name="Source_20_Text">aws-client</text:span> host. Since you’re provisioning in <text:span text:style-name="Strong_20_Emphasis">us-east-1</text:span>, we’ll make sure everything stays scoped there.</text:p>
        <text:h text:style-name="Heading_20_2" text:outline-level="2">? Step 1: Log in to AWS Console</text:h>
        <text:list xml:id="list8825167665968943457" text:style-name="L3">
          <text:list-item>
            <text:p text:style-name="P2">Use the provided console link: AWS Console Login</text:p>
          </text:list-item>
          <text:list-item>
            <text:p text:style-name="P2">Enter:</text:p>
            <text:list>
              <text:list-item>
                <text:p text:style-name="P2"><text:span text:style-name="Strong_20_Emphasis">Username</text:span>: <text:span text:style-name="Source_20_Text">kk_labs_user_147405</text:span></text:p>
              </text:list-item>
              <text:list-item>
                <text:p text:style-name="P2"><text:span text:style-name="Strong_20_Emphasis">Password</text:span>: <text:span text:style-name="Source_20_Text">ADD!GUUfuTk7</text:span></text:p>
              </text:list-item>
            </text:list>
          </text:list-item>
          <text:list-item>
            <text:p text:style-name="P2">Ensure you’re in <text:span text:style-name="Strong_20_Emphasis">us-east-1</text:span> region.</text:p>
          </text:list-item>
        </text:list>
        <text:h text:style-name="Heading_20_2" text:outline-level="2">? Step 2: Launch EC2 Instance</text:h>
        <text:list xml:id="list495577041852489266" text:style-name="L4">
          <text:list-item>
            <text:p text:style-name="P3">Navigate to <text:span text:style-name="Strong_20_Emphasis">EC2 → Instances → Launch Instance</text:span>.</text:p>
          </text:list-item>
          <text:list-item>
            <text:p text:style-name="P3">Configure:</text:p>
            <text:list>
              <text:list-item>
                <text:p text:style-name="P3"><text:span text:style-name="Strong_20_Emphasis">Name</text:span>: <text:span text:style-name="Source_20_Text">xfusion-ec2</text:span></text:p>
              </text:list-item>
              <text:list-item>
                <text:p text:style-name="P3"><text:span text:style-name="Strong_20_Emphasis">Instance type</text:span>: <text:span text:style-name="Source_20_Text">t2.micro</text:span></text:p>
              </text:list-item>
              <text:list-item>
                <text:p text:style-name="P3"><text:span text:style-name="Strong_20_Emphasis">AMI</text:span>: Amazon Linux 2 (or Ubuntu, depending on your team’s preference).</text:p>
              </text:list-item>
              <text:list-item>
                <text:p text:style-name="P3"><text:span text:style-name="Strong_20_Emphasis">Key pair</text:span>: Select “Proceed without key pair” (since we’ll manually configure SSH keys).</text:p>
              </text:list-item>
              <text:list-item>
                <text:p text:style-name="P3"><text:span text:style-name="Strong_20_Emphasis">Network settings</text:span>: Allow inbound <text:span text:style-name="Strong_20_Emphasis">SSH (port 22)</text:span> from your landing host (<text:span text:style-name="Source_20_Text">aws-client</text:span>).</text:p>
              </text:list-item>
            </text:list>
          </text:list-item>
          <text:list-item>
            <text:p text:style-name="P3"><text:soft-page-break/>Launch the instance.</text:p>
          </text:list-item>
        </text:list>
        <text:h text:style-name="Heading_20_2" text:outline-level="2">? Step 3: Create SSH Key on aws-client</text:h>
        <text:p text:style-name="Text_20_body">On the <text:span text:style-name="Source_20_Text">aws-client</text:span> host terminal:</text:p>
        <text:p text:style-name="Text_20_body">bash</text:p>
        <text:p text:style-name="Preformatted_20_Text"><text:span text:style-name="Source_20_Text"># Ensure .ssh directory exists</text:span></text:p>
        <text:p text:style-name="Preformatted_20_Text"><text:span text:style-name="Source_20_Text">mkdir -p /root/.ssh</text:span></text:p>
        <text:p text:style-name="Preformatted_20_Text"><text:span text:style-name="Source_20_Text">cd /root/.ssh</text:span></text:p>
        <text:p text:style-name="Preformatted_20_Text"/>
        <text:p text:style-name="Preformatted_20_Text"><text:span text:style-name="Source_20_Text"># Generate key if not already present</text:span></text:p>
        <text:p text:style-name="Preformatted_20_Text"><text:span text:style-name="Source_20_Text">if [ ! -f /root/.ssh/xfusion-key ]; then</text:span></text:p>
        <text:p text:style-name="Preformatted_20_Text"><text:span text:style-name="Source_20_Text"><text:s text:c="4"/>ssh-keygen -t rsa -b 4096 -f /root/.ssh/xfusion-key -N ""</text:span></text:p>
        <text:p text:style-name="P12"><text:span text:style-name="Source_20_Text">fi</text:span></text:p>
        <text:p text:style-name="Text_20_body">This creates:</text:p>
        <text:list xml:id="list6063310473005201719" text:style-name="L5">
          <text:list-item>
            <text:p text:style-name="P4">Private key: <text:span text:style-name="Source_20_Text">/root/.ssh/xfusion-key</text:span></text:p>
          </text:list-item>
          <text:list-item>
            <text:p text:style-name="P4">Public key: <text:span text:style-name="Source_20_Text">/root/.ssh/xfusion-key.pub</text:span></text:p>
          </text:list-item>
        </text:list>
        <text:h text:style-name="Heading_20_2" text:outline-level="2">? Step 4: Add Public Key to EC2 Instance</text:h>
        <text:list xml:id="list3417104710584964871" text:style-name="L6">
          <text:list-item>
            <text:p text:style-name="P5">Get the <text:span text:style-name="Strong_20_Emphasis">public IP</text:span> of your EC2 instance from the AWS console.</text:p>
          </text:list-item>
          <text:list-item>
            <text:p text:style-name="P5">Temporarily connect using the default EC2 key (if required) or via Systems Manager Session Manager.</text:p>
          </text:list-item>
          <text:list-item>
            <text:p text:style-name="P5">On the EC2 instance, as <text:span text:style-name="Source_20_Text">root</text:span>:</text:p>
          </text:list-item>
        </text:list>
        <text:p text:style-name="Text_20_body">bash</text:p>
        <text:p text:style-name="Preformatted_20_Text"><text:span text:style-name="Source_20_Text">mkdir -p /root/.ssh</text:span></text:p>
        <text:p text:style-name="Preformatted_20_Text"><text:span text:style-name="Source_20_Text">chmod 700 /root/.ssh</text:span></text:p>
        <text:p text:style-name="Preformatted_20_Text"/>
        <text:p text:style-name="Preformatted_20_Text"><text:span text:style-name="Source_20_Text"># Copy public key from aws-client</text:span></text:p>
        <text:p text:style-name="Preformatted_20_Text"><text:span text:style-name="Source_20_Text">echo "&lt;paste contents of /root/.ssh/xfusion-key.pub&gt;" &gt;&gt; /root/.ssh/authorized_keys</text:span></text:p>
        <text:p text:style-name="Preformatted_20_Text"/>
        <text:p text:style-name="P12"><text:span text:style-name="Source_20_Text">chmod 600 /root/.ssh/authorized_keys</text:span></text:p>
        <text:h text:style-name="Heading_20_2" text:outline-level="2">? Step 5: Test Passwordless SSH</text:h>
        <text:p text:style-name="Text_20_body">From <text:span text:style-name="Source_20_Text">aws-client</text:span>:</text:p>
        <text:p text:style-name="Text_20_body">bash</text:p>
        <text:p text:style-name="P12"><text:span text:style-name="Source_20_Text">ssh -i /root/.ssh/xfusion-key root@&lt;EC2_PUBLIC_IP&gt;</text:span></text:p>
        <text:p text:style-name="Text_20_body">You should now connect without being prompted for a password.</text:p>
        <text:h text:style-name="Heading_20_2" text:outline-level="2">✅ Verification Checklist</text:h>
        <text:list xml:id="list8774639856794695230" text:style-name="L7">
          <text:list-item>
            <text:p text:style-name="P6">EC2 instance launched with correct name and type.</text:p>
          </text:list-item>
          <text:list-item>
            <text:p text:style-name="P6">SSH key generated under <text:span text:style-name="Source_20_Text">/root/.ssh/</text:span>.</text:p>
          </text:list-item>
          <text:list-item>
            <text:p text:style-name="P6">Public key added to EC2 root authorized keys.</text:p>
          </text:list-item>
          <text:list-item>
            <text:p text:style-name="P6"><text:soft-page-break/>Passwordless SSH verified from <text:span text:style-name="Source_20_Text">aws-client</text:span>.</text:p>
          </text:list-item>
        </text:list>
      </text:section>
      <text:p text:style-name="Standard"/>
      <text:p text:style-name="Standard"/>
      <text:p text:style-name="Standard">Ssh <text:a xlink:type="simple" xlink:href="mailto:root@public" text:style-name="Internet_20_link" text:visited-style-name="Visited_20_Internet_20_Link">root@public</text:a> 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6S</meta:editing-duration>
    <meta:editing-cycles>5</meta:editing-cycles>
    <meta:generator>OpenOffice/4.1.16$Win32 OpenOffice.org_project/4116m3$Build-9816</meta:generator>
    <dc:date>2025-12-25T20:04:32.41</dc:date>
    <meta:document-statistic meta:table-count="1" meta:image-count="0" meta:object-count="0" meta:page-count="4" meta:paragraph-count="86" meta:word-count="717" meta:character-count="4464"/>
    <meta:user-defined meta:name="Info 1"/>
    <meta:user-defined meta:name="Info 2"/>
    <meta:user-defined meta:name="Info 3"/>
    <meta:user-defined meta:name="Info 4"/>
  </office:meta>
</office:document-meta>
</file>